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070bd" officeooo:paragraph-rsid="001070b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资料收集和整理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style:shadow="none" style:writing-mode="lr-tb" draw:fill-image-width="0in" draw:fill-image-height="0in" style:footnote-max-height="0in">
        <style:columns fo:column-count="2" fo:column-gap="0in">
          <style:column-sep style:width="0.0035in" style:color="#000000" style:height="100%" style:style="solid"/>
          <style:column style:rel-width="4820*" fo:start-indent="0in" fo:end-indent="0in"/>
          <style:column style:rel-width="4821*" fo:start-indent="0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7T20:05:46.378222478</meta:creation-date>
    <dc:date>2018-04-07T20:09:09.707755361</dc:date>
    <meta:editing-duration>PT1M33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1" meta:word-count="7" meta:character-count="7" meta:non-whitespace-character-count="7"/>
  </office:meta>
</office:document-meta>
</file>